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adornments="Bold" style:font-family-generic="swiss" style:font-pitch="variable"/>
    <style:font-face style:name="DejaVu Serif" svg:font-family="'DejaVu Serif'" style:font-adornments="Bold" style:font-family-generic="roman" style:font-pitch="variable"/>
    <style:font-face style:name="DejaVu Serif1" svg:font-family="'DejaVu Serif'" style:font-adornments="Italic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WenQuanYi Zen Hei" svg:font-family="'WenQuanYi Zen Hei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Text_20_body">
      <style:text-properties officeooo:rsid="0016a0fb" officeooo:paragraph-rsid="0016a0fb"/>
    </style:style>
    <style:style style:name="P2" style:family="paragraph" style:parent-style-name="Text_20_body">
      <style:text-properties officeooo:paragraph-rsid="0016a0fb"/>
    </style:style>
    <style:style style:name="P3" style:family="paragraph" style:parent-style-name="Text_20_body">
      <style:text-properties officeooo:paragraph-rsid="001aa739"/>
    </style:style>
    <style:style style:name="P4" style:family="paragraph" style:parent-style-name="Text_20_body">
      <style:text-properties officeooo:paragraph-rsid="0018def2"/>
    </style:style>
    <style:style style:name="P5" style:family="paragraph" style:parent-style-name="Text_20_body">
      <style:text-properties officeooo:paragraph-rsid="001982bc"/>
    </style:style>
    <style:style style:name="P6" style:family="paragraph" style:parent-style-name="Heading_20_2">
      <style:text-properties officeooo:rsid="0016a0fb" officeooo:paragraph-rsid="0016a0fb"/>
    </style:style>
    <style:style style:name="P7" style:family="paragraph" style:parent-style-name="Heading_20_2">
      <style:text-properties officeooo:rsid="001aa739" officeooo:paragraph-rsid="001aa739"/>
    </style:style>
    <style:style style:name="P8" style:family="paragraph" style:parent-style-name="Heading_20_2">
      <style:paragraph-properties fo:text-align="center" style:justify-single-word="false"/>
    </style:style>
    <style:style style:name="P9" style:family="paragraph" style:parent-style-name="Heading_20_2">
      <style:paragraph-properties fo:text-align="center" style:justify-single-word="false"/>
      <style:text-properties fo:font-style="normal" officeooo:rsid="0016a0fb" officeooo:paragraph-rsid="0016a0fb" style:font-style-asian="normal" style:font-style-complex="normal"/>
    </style:style>
    <style:style style:name="P10" style:family="paragraph" style:parent-style-name="Heading_20_3">
      <style:text-properties officeooo:paragraph-rsid="001751aa"/>
    </style:style>
    <style:style style:name="P11" style:family="paragraph" style:parent-style-name="Heading_20_3">
      <style:text-properties officeooo:paragraph-rsid="001aa739"/>
    </style:style>
    <style:style style:name="P12" style:family="paragraph" style:parent-style-name="Text_20_body" style:list-style-name="L1"/>
    <style:style style:name="P13" style:family="paragraph" style:parent-style-name="Text_20_body" style:list-style-name="L2">
      <style:text-properties officeooo:paragraph-rsid="001982bc"/>
    </style:style>
    <style:style style:name="P14" style:family="paragraph" style:parent-style-name="Text_20_body">
      <style:text-properties officeooo:rsid="001982bc" officeooo:paragraph-rsid="001982bc"/>
    </style:style>
    <style:style style:name="P15" style:family="paragraph" style:parent-style-name="Text_20_body" style:list-style-name="L3">
      <style:text-properties officeooo:paragraph-rsid="001982bc"/>
    </style:style>
    <style:style style:name="P16" style:family="paragraph" style:parent-style-name="Text_20_body" style:list-style-name="L4">
      <style:text-properties officeooo:paragraph-rsid="001982bc"/>
    </style:style>
    <style:style style:name="P17" style:family="paragraph" style:parent-style-name="Text_20_body" style:list-style-name="L1">
      <style:text-properties officeooo:rsid="001dbbe4" officeooo:paragraph-rsid="001dbbe4"/>
    </style:style>
    <style:style style:name="P18" style:family="paragraph" style:parent-style-name="Text_20_body">
      <style:paragraph-properties fo:text-align="end" style:justify-single-word="false"/>
      <style:text-properties officeooo:paragraph-rsid="001ddeb3"/>
    </style:style>
    <style:style style:name="P19" style:family="paragraph" style:parent-style-name="Text_20_body">
      <style:text-properties officeooo:rsid="0016a0fb" officeooo:paragraph-rsid="001ddeb3"/>
    </style:style>
    <style:style style:name="T1" style:family="text">
      <style:text-properties officeooo:rsid="0016a0fb"/>
    </style:style>
    <style:style style:name="T2" style:family="text">
      <style:text-properties fo:text-transform="uppercase" fo:color="#1c1c1c" loext:opacity="100%" style:text-outline="false" style:font-name="DejaVu Sans" fo:font-size="16pt" fo:font-style="normal" fo:font-weight="bold" style:font-name-asian="WenQuanYi Zen Hei" style:font-size-asian="16pt" style:font-weight-asian="bold" style:font-name-complex="Noto Sans1" style:font-size-complex="16pt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1751aa"/>
    </style:style>
    <style:style style:name="T5" style:family="text">
      <style:text-properties officeooo:rsid="0018def2"/>
    </style:style>
    <style:style style:name="T6" style:family="text">
      <style:text-properties fo:font-variant="normal" fo:text-transform="none" fo:color="#333333" loext:opacity="100%" style:font-name="Liberation Sans1" style:font-weight-asian="normal"/>
    </style:style>
    <style:style style:name="T7" style:family="text">
      <style:text-properties fo:font-variant="normal" fo:text-transform="none" fo:color="#333333" loext:opacity="100%" style:font-name="Liberation Sans1" fo:font-weight="bold" officeooo:rsid="001aa739" style:font-weight-asian="bold" style:font-weight-complex="bold"/>
    </style:style>
    <style:style style:name="T8" style:family="text">
      <style:text-properties fo:font-variant="normal" fo:text-transform="none" fo:color="#333333" loext:opacity="100%" style:font-name="Liberation Sans1" fo:font-weight="normal" officeooo:rsid="001c2132" style:font-weight-asian="normal" style:font-weight-complex="normal"/>
    </style:style>
    <style:style style:name="T9" style:family="text">
      <style:text-properties fo:font-variant="normal" fo:text-transform="none" fo:color="#333333" loext:opacity="100%" style:font-name="Liberation Sans1" fo:font-weight="normal" officeooo:rsid="001ddeb3" style:font-weight-asian="normal" style:font-weight-complex="normal"/>
    </style:style>
    <style:style style:name="T10" style:family="text">
      <style:text-properties fo:font-variant="normal" fo:text-transform="none" fo:color="#333333" loext:opacity="100%" style:font-name="Liberation Sans1" fo:font-size="11pt" officeooo:rsid="001ddeb3" style:font-weight-asian="normal"/>
    </style:style>
    <style:style style:name="T11" style:family="text">
      <style:text-properties fo:font-variant="normal" fo:text-transform="none" fo:color="#333333" loext:opacity="100%" style:font-name="Liberation Sans1" fo:font-size="11pt" officeooo:rsid="0020caff" style:font-weight-asian="normal"/>
    </style:style>
    <style:style style:name="T12" style:family="text">
      <style:text-properties fo:font-variant="normal" fo:text-transform="none" fo:color="#333333" loext:opacity="100%" style:font-name="Liberation Sans1" fo:font-size="11pt" officeooo:rsid="0022ae5d" style:font-weight-asian="normal"/>
    </style:style>
    <style:style style:name="T13" style:family="text">
      <style:text-properties fo:font-variant="normal" fo:text-transform="none" fo:color="#333333" loext:opacity="100%" style:font-name="Liberation Sans1" fo:font-size="11pt" officeooo:rsid="0020caff" fo:background-color="#000000" loext:char-shading-value="0" style:font-weight-asian="normal"/>
    </style:style>
    <style:style style:name="T14" style:family="text">
      <style:text-properties fo:font-variant="normal" fo:text-transform="none" fo:color="#333333" loext:opacity="100%" style:font-name="Liberation Sans1" fo:font-size="11pt" officeooo:rsid="0020caff" fo:background-color="#000000" loext:char-shading-value="0" style:font-weight-asian="normal"/>
    </style:style>
    <style:style style:name="T15" style:family="text">
      <style:text-properties fo:font-variant="normal" fo:text-transform="none" fo:color="#1c1c1c" loext:opacity="100%" style:font-name="Liberation Sans1" fo:font-size="11pt" officeooo:rsid="0020caff" fo:background-color="#000000" loext:char-shading-value="0" style:font-weight-asian="normal"/>
    </style:style>
    <style:style style:name="T16" style:family="text">
      <style:text-properties fo:font-variant="normal" fo:text-transform="none" fo:color="#111111" loext:opacity="100%" style:font-name="Liberation Sans1" fo:font-size="11pt" officeooo:rsid="0020caff" fo:background-color="#000000" loext:char-shading-value="0" style:font-weight-asian="normal"/>
    </style:style>
    <style:style style:name="T17" style:family="text">
      <style:text-properties fo:font-weight="bold" officeooo:rsid="001aa739" style:font-weight-asian="bold" style:font-weight-complex="bold"/>
    </style:style>
    <style:style style:name="T18" style:family="text">
      <style:text-properties fo:font-weight="bold" officeooo:rsid="001c2132" style:font-weight-asian="bold" style:font-weight-complex="bold"/>
    </style:style>
    <style:style style:name="T19" style:family="text">
      <style:text-properties officeooo:rsid="001dbbe4"/>
    </style:style>
    <style:style style:name="T20" style:family="text">
      <style:text-properties officeooo:rsid="001ddeb3"/>
    </style:style>
    <style:style style:name="T21" style:family="text">
      <style:text-properties officeooo:rsid="0020caff"/>
    </style:style>
    <style:style style:name="T22" style:family="text">
      <style:text-properties officeooo:rsid="0016a0fb" fo:background-color="#111111" loext:char-shading-value="0"/>
    </style:style>
    <style:style style:name="T23" style:family="text">
      <style:text-properties officeooo:rsid="0016a0fb" fo:background-color="#111111" loext:char-shading-value="0"/>
    </style:style>
    <style:style style:name="T24" style:family="text">
      <style:text-properties officeooo:rsid="0020caff" fo:background-color="#111111" loext:char-shading-value="0"/>
    </style:style>
    <style:style style:name="T25" style:family="text">
      <style:text-properties officeooo:rsid="0020caff" fo:background-color="#111111" loext:char-shading-value="0"/>
    </style:style>
    <style:style style:name="T26" style:family="text">
      <style:text-properties fo:background-color="#000000" loext:char-shading-value="0"/>
    </style:style>
    <style:style style:name="T27" style:family="text">
      <style:text-properties officeooo:rsid="0016a0fb" fo:background-color="#000000" loext:char-shading-value="0"/>
    </style:style>
    <style:style style:name="T28" style:family="text">
      <style:text-properties officeooo:rsid="0020caff" fo:background-color="#000000" loext:char-shading-value="0"/>
    </style:style>
    <style:style style:name="T29" style:family="text">
      <style:text-properties officeooo:rsid="0020caff" fo:background-color="#000000" loext:char-shading-value="0"/>
    </style:style>
    <style:style style:name="T30" style:family="text">
      <style:text-properties officeooo:rsid="001ddeb3" fo:background-color="#000000" loext:char-shading-value="0"/>
    </style:style>
    <style:style style:name="T31" style:family="text">
      <style:text-properties officeooo:rsid="001ddeb3" fo:background-color="#000000" loext:char-shading-value="0"/>
    </style:style>
    <style:style style:name="T32" style:family="text">
      <style:text-properties fo:background-color="#000000" loext:char-shading-value="0"/>
    </style:style>
    <style:style style:name="T33" style:family="text">
      <style:text-properties officeooo:rsid="0022ae5d"/>
    </style:style>
    <style:style style:name="T34" style:family="text">
      <style:text-properties fo:color="#1c1c1c" loext:opacity="100%" fo:background-color="#000000" loext:char-shading-value="0"/>
    </style:style>
    <style:style style:name="T35" style:family="text">
      <style:text-properties fo:color="#1c1c1c" loext:opacity="100%" officeooo:rsid="0020caff" fo:background-color="#000000" loext:char-shading-value="0"/>
    </style:style>
    <style:style style:name="T36" style:family="text">
      <style:text-properties fo:color="#1c1c1c" loext:opacity="100%" officeooo:rsid="001ddeb3" fo:background-color="#000000" loext:char-shading-value="0"/>
    </style:style>
    <style:style style:name="T37" style:family="text">
      <style:text-properties fo:color="#111111" loext:opacity="100%" officeooo:rsid="0016a0fb" fo:background-color="#000000" loext:char-shading-value="0"/>
    </style:style>
    <style:style style:name="T38" style:family="text">
      <style:text-properties fo:color="#111111" loext:opacity="100%" officeooo:rsid="0020caff" fo:background-color="#000000" loext:char-shading-value="0"/>
    </style:style>
    <style:style style:name="T39" style:family="text">
      <style:text-properties fo:color="#111111" loext:opacity="100%" fo:background-color="#000000" loext:char-shading-value="0"/>
    </style:style>
    <style:style style:name="T40" style:family="text">
      <style:text-properties fo:color="#111111" loext:opacity="100%" officeooo:rsid="001ddeb3" fo:background-color="#000000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JHONATAN<text:line-break/>JAMIR<text:line-break/>ABDALA</text:h>
      <text:h text:style-name="P6" text:outline-level="2">Perfil personal</text:h>
      <text:p text:style-name="Text_20_body">Desarrollador WEB FullStack con amplio conocimiento en Javascript y <text:span text:style-name="T33">operaci</text:span><text:span text:style-name="T12">ón</text:span> de bases de datos relacionales y no relacionales. Con claridad para la estructuración de trabajo en equipo y el manejo de relaciones interpersonales, así como la pasión de desarrollar nuevas habilidades y estar a la vanguardia de las últimas tecnologías.</text:p>
      <text:h text:style-name="P6" text:outline-level="2"><text:span text:style-name="T2">contacto</text:span></text:h>
      <text:p text:style-name="Text_20_body"><text:span text:style-name="T1">Celular</text:span>: <text:span text:style-name="T37">+</text:span><text:span text:style-name="T38">00</text:span><text:span text:style-name="T37"> (</text:span><text:span text:style-name="T38">000</text:span><text:span text:style-name="T37">) </text:span><text:span text:style-name="T38">000</text:span><text:span text:style-name="T37">-</text:span><text:span text:style-name="T38">000</text:span><text:span text:style-name="T37">0</text:span></text:p>
      <text:p text:style-name="P1"><text:span text:style-name="T20">Email: </text:span>jhonatan.jamir.abdala@gmail.com</text:p>
      <text:p text:style-name="P1"><text:span text:style-name="T20">Linkedin: </text:span>www.linkedin.com/in/jonathan-carol</text:p>
      <text:p text:style-name="P19"><text:span text:style-name="T20">Direcci</text:span><text:span text:style-name="T10">ón: </text:span><text:span text:style-name="T16">Ciudad</text:span><text:span text:style-name="T39">, </text:span><text:span text:style-name="T38">Depto</text:span><text:span text:style-name="T39"> – </text:span><text:span text:style-name="T38">Barrio</text:span><text:span text:style-name="T40"> </text:span><text:span text:style-name="T39">– </text:span><text:span text:style-name="T38">Calle y Num</text:span></text:p>
      <text:h text:style-name="P6" text:outline-level="2">aptitudes</text:h>
      <text:list xml:id="list3224500269" text:style-name="L1">
        <text:list-item>
          <text:p text:style-name="P12">Administación de bases de datos</text:p>
        </text:list-item>
        <text:list-item>
          <text:p text:style-name="P12">Desarrollo WEB</text:p>
        </text:list-item>
        <text:list-item>
          <text:p text:style-name="P12">Paquete Microsoft Office</text:p>
        </text:list-item>
        <text:list-item>
          <text:p text:style-name="P12">Diseño Gráfico</text:p>
        </text:list-item>
        <text:list-item>
          <text:p text:style-name="P17">SCRUM</text:p>
        </text:list-item>
        <text:list-item>
          <text:p text:style-name="P12">Electr<text:span text:style-name="T6">ó</text:span>nica y Electricidad b<text:span text:style-name="T6">ásica</text:span></text:p>
        </text:list-item>
      </text:list>
      <text:h text:style-name="P6" text:outline-level="2">idiomas</text:h>
      <text:list xml:id="list191611148" text:style-name="L2">
        <text:list-item>
          <text:p text:style-name="P13">Español <text:span text:style-name="T3">(Nativo)</text:span></text:p>
        </text:list-item>
        <text:list-item>
          <text:p text:style-name="P13">Inglés <text:span text:style-name="T3">(B2)</text:span></text:p>
        </text:list-item>
        <text:list-item>
          <text:p text:style-name="P13">Ruso <text:span text:style-name="T3">(A2)</text:span></text:p>
        </text:list-item>
      </text:list>
      <text:h text:style-name="P9" text:outline-level="2">experiencia</text:h>
      <text:h text:style-name="P7" text:outline-level="2">Freelance</text:h>
      <text:h text:style-name="P10" text:outline-level="3">Octubre de 2021 <text:span text:style-name="T1">–</text:span> Present<text:span text:style-name="T5">e</text:span></text:h>
      <text:p text:style-name="P2">Santiago del Estero, Argentina</text:p>
      <text:p text:style-name="Text_20_body">Desarrollador WEB Freelance FullStack (MERN)</text:p>
      <text:h text:style-name="P6" text:outline-level="2">zener</text:h>
      <text:h text:style-name="P10" text:outline-level="3">Diciembre de 2020 <text:span text:style-name="T1">–</text:span> noviembre de 2021</text:h>
      <text:p text:style-name="P4">Santiago del Estero, Beltrán <text:span text:style-name="T1">–</text:span> San Martin 66</text:p>
      <text:p text:style-name="Text_20_body">Encargado en la reparación software de telefonos, sofware y hardware de computadoras y ventas de accesorios.</text:p>
      <text:h text:style-name="P6" text:outline-level="2">servifull</text:h>
      <text:h text:style-name="P10" text:outline-level="3"><text:span text:style-name="T4">S</text:span>eptiembre de 2018 <text:span text:style-name="T1">–</text:span> enero de 2020</text:h>
      <text:p text:style-name="P4">Santiago del Estero, <text:span text:style-name="T5">Capital </text:span><text:span text:style-name="T1">–</text:span> Av. Belgrano (s) 1653</text:p>
      <text:p text:style-name="Text_20_body">Encargado en la reparación de hardware y software de computadoras y venta de accesorios.</text:p>
      <text:h text:style-name="P8" text:outline-level="2">Formación académica</text:h>
      <text:h text:style-name="Heading_20_3" text:outline-level="3">Universidad: UNSE</text:h>
      <text:p text:style-name="P3">Lic. Sistemas de información. <text:span text:style-name="T5">(incompleto)</text:span></text:p>
      <text:h text:style-name="P11" text:outline-level="3"><text:span text:style-name="T5">Secundario: </text:span>María Eva Duarte de Perón</text:h>
      <text:p text:style-name="Text_20_body">Perito comercial esp<text:span text:style-name="T19">ecializado</text:span> <text:span text:style-name="T19">e</text:span>n Técnicas Bancarias e Impositivas.</text:p>
      <text:h text:style-name="P8" text:outline-level="2">Formación adicional</text:h>
      <text:p text:style-name="P14">FreeCodeCamp:</text:p>
      <text:list xml:id="list1816347966" text:style-name="L3">
        <text:list-item>
          <text:p text:style-name="P15">Responsive Web Design</text:p>
        </text:list-item>
        <text:list-item>
          <text:p text:style-name="P15">JavaScript Algorithms and Data Structures</text:p>
        </text:list-item>
        <text:list-item>
          <text:p text:style-name="P15">Front End Development Libraries</text:p>
        </text:list-item>
      </text:list>
      <text:p text:style-name="P5">Fundación Carlos Slim</text:p>
      <text:list xml:id="list3963884931" text:style-name="L4">
        <text:list-item>
          <text:p text:style-name="P16">Administrador de bases de datos</text:p>
        </text:list-item>
        <text:list-item>
          <text:p text:style-name="P16">Técnico informático</text:p>
        </text:list-item>
        <text:list-item>
          <text:p text:style-name="P16">Finder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adornments="Bold" style:font-family-generic="swiss" style:font-pitch="variable"/>
    <style:font-face style:name="DejaVu Serif" svg:font-family="'DejaVu Serif'" style:font-adornments="Bold" style:font-family-generic="roman" style:font-pitch="variable"/>
    <style:font-face style:name="DejaVu Serif1" svg:font-family="'DejaVu Serif'" style:font-adornments="Italic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WenQuanYi Zen Hei" svg:font-family="'WenQuanYi Zen Hei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WenQuanYi Zen Hei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WenQuanYi Zen Hei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5cm" style:contextual-spacing="false" fo:line-height="115%" style:page-number="auto"/>
      <style:text-properties fo:font-variant="normal" fo:text-transform="none" fo:color="#333333" loext:opacity="100%" style:font-name="Liberation Sans1" fo:font-family="'Liberation Sans'" style:font-style-name="Regular" style:font-family-generic="swiss" style:font-pitch="variable" fo:font-size="11pt" style:font-weight-asian="normal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" style:font-family-complex="'Noto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cm" fo:margin-bottom="0.21cm" style:contextual-spacing="false" fo:line-height="100%" fo:text-align="center" style:justify-single-word="false" style:register-true="false" style:page-number="auto">
        <style:tab-stops/>
      </style:paragraph-properties>
      <style:text-properties fo:text-transform="uppercase" fo:color="#111111" loext:opacity="100%" style:text-outline="false" style:font-name="DejaVu Serif" fo:font-family="'DejaVu Serif'" style:font-style-name="Bold" style:font-family-generic="roman" style:font-pitch="variable" fo:font-size="24pt" fo:text-shadow="none" style:text-underline-style="none" fo:font-weight="bold" style:font-size-asian="18pt" style:font-weight-asian="bold" style:font-size-complex="18pt" style:font-weight-complex="bold" style:font-relief="none" style:text-overline-style="none" style:text-overline-color="font-color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text-transform="uppercase" fo:color="#1c1c1c" loext:opacity="100%" style:text-outline="false" style:font-name="DejaVu Sans" fo:font-family="'DejaVu Sans'" style:font-style-name="Bold" style:font-family-generic="swiss" style:font-pitch="variable" fo:font-size="14pt" fo:font-style="normal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variant="small-caps" fo:color="#1c1c1c" loext:opacity="100%" style:font-name="DejaVu Serif1" fo:font-family="'DejaVu Serif'" style:font-style-name="Italic" style:font-family-generic="roman" style:font-pitch="variable" fo:font-size="12pt" fo:font-style="italic" fo:font-weight="normal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25cm" style:type="center"/>
          <style:tab-stop style:position="19.05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25cm" style:type="center"/>
          <style:tab-stop style:position="19.05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text-align="end" style:justify-single-word="false"/>
      <style:text-properties officeooo:paragraph-rsid="001ddeb3"/>
    </style:style>
    <style:style style:name="MT1" style:family="text">
      <style:text-properties officeooo:rsid="0020caff"/>
    </style:style>
    <style:style style:name="MT2" style:family="text">
      <style:text-properties officeooo:rsid="0016a0fb"/>
    </style:style>
    <style:style style:name="MT3" style:family="text">
      <style:text-properties fo:font-variant="normal" fo:text-transform="none" fo:color="#333333" loext:opacity="100%" style:font-name="Liberation Sans1" fo:font-size="11pt" officeooo:rsid="0020caff" style:font-weight-asian="normal"/>
    </style:style>
    <style:style style:name="MT4" style:family="text">
      <style:text-properties officeooo:rsid="001ddeb3"/>
    </style:style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>
          <style:column style:rel-width="4835*" fo:start-indent="0cm" fo:end-indent="0.499cm"/>
          <style:column style:rel-width="5965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footer>
        <text:p text:style-name="MP1"><text:span text:style-name="MT1">Abdala Jhonatan Jamir</text:span> <text:span text:style-name="MT2">– </text:span><text:span text:style-name="MT1">Ultima edici</text:span><text:span text:style-name="MT3">ón</text:span><text:span text:style-name="MT4"> </text:span><text:span text:style-name="MT2">– </text:span><text:date style:data-style-name="N37" text:date-value="2022-04-28T17:55:34.311921265" text:fixed="true">28/04/22</text:date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7T23:24:33.421863002</meta:creation-date>
    <dc:date>2022-04-28T18:23:16.294331214</dc:date>
    <meta:editing-duration>PT39M22S</meta:editing-duration>
    <meta:editing-cycles>8</meta:editing-cycles>
    <meta:generator>LibreOffice/7.3.2.2$Linux_X86_64 LibreOffice_project/30$Build-2</meta:generator>
    <meta:document-statistic meta:table-count="0" meta:image-count="0" meta:object-count="0" meta:page-count="1" meta:paragraph-count="47" meta:word-count="240" meta:character-count="1650" meta:non-whitespace-character-count="1463"/>
  </office:meta>
</office:document-meta>
</file>